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2"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4" style:family="paragraph" style:parent-style-name="Standard" style:list-style-name="">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5" style:family="paragraph" style:parent-style-name="Standard" style:list-style-name="L1">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6" style:family="paragraph" style:parent-style-name="Standard" style:list-style-name="">
      <style:paragraph-properties fo:margin-left="0in" fo:margin-right="0in" fo:margin-top="0in" fo:margin-bottom="0in" fo:line-height="150%"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7"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style>
    <style:style style:name="T1" style:family="text">
      <style:text-properties style:font-name="Arial1" style:font-name-asian="Arial1" style:font-name-complex="Arial1"/>
    </style:style>
    <style:style style:name="T2" style:family="text">
      <style:text-properties style:font-name="Andale Sans UI" style:font-name-asian="Andale Sans UI" style:font-name-complex="Andale Sans UI"/>
    </style:style>
    <style:style style:name="T3" style:family="text">
      <style:text-properties style:text-underline-style="solid" style:text-underline-width="auto" style:text-underline-color="font-color"/>
    </style:style>
    <text:list-style style:name="L1">
      <text:list-level-style-number text:level="1" text:style-name="Numbering_20_Symbols" style:num-pre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p text:style-name="P4"/>
      <text:p text:style-name="P6"><text:span text:style-name="T1">Mark lived in a village far away. One day he became very ill and everyone thought he </text:span>would <text:span text:style-name="T3"><text:s text:c="2"/>1 <text:s text:c="2"/></text:span><text:s/>soon. They sent for a doctor. Two days <text:span text:style-name="T3"><text:s text:c="3"/>2 <text:s text:c="2"/></text:span><text:s/>the doctor came and looked over the sick man. <text:span text:style-name="T3"><text:s text:c="3"/>3 <text:s text:c="2"/></text:span><text:s/>asked for a pen and some paper to write down the name of the medicine. But there was no pen <text:span text:style-name="T3"><text:s text:c="3"/>4 <text:s text:c="2"/></text:span><text:s/>paper in the village, because no one could write.</text:p>
      <text:p text:style-name="P6"><text:span text:style-name="T1">The doctor </text:span><text:span text:style-name="T3"><text:s text:c="3"/>5 <text:s text:c="2"/></text:span><text:s/>up a piece of burnt wood from the fire and wrote the name of the medicine on the <text:span text:style-name="T3"><text:s text:c="3"/>6 <text:s text:c="2"/></text:span><text:s/>of the house. “ Get this medicine for him.” he said, “and he will soon get <text:span text:style-name="T3"><text:s text:c="3"/>7 <text:s text:c="2"/></text:span><text:s/>.” Mark’s family and friends did not know <text:span text:style-name="T3"><text:s text:c="3"/>8 <text:s text:c="2"/></text:span><text:s/>to do. They could not read the strange words. Then a young man <text:span text:style-name="T3"><text:s text:c="3"/>9 <text:s text:c="2"/></text:span><text:s/>an idea. He took off the door of the house, put it on his carriage( <text:span text:style-name="T2">马车</text:span><text:span text:style-name="T1">) and drove to the nearest </text:span><text:span text:style-name="T3"><text:s text:c="3"/>10 <text:s text:c="2"/></text:span><text:s/>. He bought the medicine there, and Mark was soon well again.</text:p>
      <text:p text:style-name="P6"/>
      <text:p text:style-name="P4"/>
      <text:p text:style-name="P4"><text:span text:style-name="T1">( )1.A. wake </text:span><text:tab/>B.cry <text:tab/>C.moved <text:tab/>D.die</text:p>
      <text:p text:style-name="P4"/>
      <text:p text:style-name="P4"><text:span text:style-name="T1">( )2.A. late </text:span><text:tab/>B.later <text:tab/>C.ago <text:tab/><text:tab/>D.before</text:p>
      <text:p text:style-name="P4"/>
      <text:p text:style-name="P4"><text:span text:style-name="T1">( )3A. The sick man </text:span><text:tab/>B.Mark <text:tab/>C.The doctor <text:tab/>D.The farmer</text:p>
      <text:p text:style-name="P2"><text:span text:style-name="T1"/></text:p>
      <text:p text:style-name="P2"><text:span text:style-name="T1"/></text:p>
      <text:p text:style-name="P1"><text:soft-page-break/><text:span text:style-name="T1">( )4.A.and </text:span><text:tab/>B.or <text:tab/>C.then <text:tab/>D.also</text:p>
      <text:p text:style-name="P4"/>
      <text:p text:style-name="P4"><text:span text:style-name="T1">( )5.A.picked </text:span><text:tab/><text:tab/>B.held <text:tab/><text:tab/>C.made <text:tab/><text:tab/>D.looked</text:p>
      <text:p text:style-name="P4"/>
      <text:p text:style-name="P4"><text:span text:style-name="T1">( )6.A.wall </text:span><text:tab/>B.window <text:tab/>C.ground <text:tab/>D.door</text:p>
      <text:p text:style-name="P4"/>
      <text:p text:style-name="P4"><text:span text:style-name="T1">( )7.A.well </text:span><text:tab/>B.worse <text:tab/><text:tab/>C.bad <text:tab/><text:tab/>D.good</text:p>
      <text:p text:style-name="P4"/>
      <text:p text:style-name="P4"><text:span text:style-name="T1">( )8.A.when </text:span><text:tab/>B.what <text:tab/><text:tab/>C.where <text:tab/><text:tab/>D.whick</text:p>
      <text:p text:style-name="P4"/>
      <text:p text:style-name="P4"><text:span text:style-name="T1">( )9A.thought </text:span><text:tab/>B.hit <text:tab/>C.caught <text:tab/>D.had</text:p>
      <text:p text:style-name="P4"/>
      <text:p text:style-name="P4"><text:span text:style-name="T1">( )10. A.shop </text:span><text:tab/><text:tab/>B.farm <text:tab/>C.hospital <text:tab/>D.village</text:p>
      <text:p text:style-name="P4"/>
      <text:p text:style-name="P4"><text:span text:style-name="T1">1- 1D</text:span><text:tab/>2B<text:tab/>3C<text:tab/>4B<text:tab/>5A<text:tab/>6D<text:tab/>7A<text:tab/>8B<text:tab/>9D<text:tab/>10C</text:p>
      <text:p text:style-name="P4"/>
      <text:p text:style-name="P2">2</text:p>
      <text:p text:style-name="P4"/>
      <text:p text:style-name="P6"><text:span text:style-name="T1">Peter and Mike were in </text:span><text:span text:style-name="T3"><text:s text:c="3"/>1 <text:s text:c="2"/></text:span><text:s/>class <text:span text:style-name="T2">．</text:span><text:span text:style-name="T1">Peter was born in a </text:span><text:span text:style-name="T3"><text:s text:c="3"/>2 <text:s text:c="2"/></text:span><text:s/>family<text:span text:style-name="T2">．</text:span><text:span text:style-name="T1">But </text:span>Mike’s father was a businessman(<text:span text:style-name="T2">商人</text:span><text:span text:style-name="T1">)and got </text:span><text:span text:style-name="T3"><text:s text:c="3"/>3 <text:s text:c="2"/></text:span><text:s/>money<text:span text:style-name="T2">．</text:span><text:span text:style-name="T1">When Peter got </text:span>into trouble(<text:span text:style-name="T2">困难</text:span><text:span text:style-name="T1">)he always helped him</text:span><text:span text:style-name="T2">．</text:span></text:p>
      <text:p text:style-name="P6"><text:span text:style-name="T1">Peter liked to have sports </text:span><text:span text:style-name="T2">．</text:span><text:span text:style-name="T1">He was good at </text:span><text:span text:style-name="T3"><text:s text:c="3"/>4 <text:s text:c="2"/></text:span><text:s/><text:span text:style-name="T2">．</text:span><text:span text:style-name="T1">He ran </text:span><text:span text:style-name="T3"><text:s text:c="3"/>5 <text:s text:c="2"/></text:span><text:s/>than any others in their class It was Sunday<text:span text:style-name="T2">．</text:span><text:span text:style-name="T1">Mike and Peter went to a forest to have a </text:span>picnic<text:span text:style-name="T2">．</text:span><text:span text:style-name="T1">Mike took a lot of food there</text:span><text:span text:style-name="T2">．</text:span><text:span text:style-name="T1">It was a </text:span><text:span text:style-name="T3"><text:s text:c="3"/>6 <text:s text:c="2"/></text:span><text:s/>day<text:span text:style-name="T2">．</text:span><text:span text:style-name="T1">The birds were </text:span>singing and there were all kinds of flowers<text:span text:style-name="T2">．</text:span><text:span text:style-name="T1">They ate and drank then went </text:span><text:span text:style-name="T3"><text:s text:c="3"/>7 <text:s text:c="2"/></text:span><text:s/>in the river<text:span text:style-name="T2">．</text:span><text:span text:style-name="T1">They had a good time</text:span><text:span text:style-name="T2">．</text:span><text:span text:style-name="T1">Suddenly they heard a </text:span><text:soft-page-break/><text:span text:style-name="T1">great noise</text:span><text:span text:style-name="T2">．</text:span><text:span text:style-name="T1">They </text:span>found it was a tiger behind a big tree<text:span text:style-name="T2">．</text:span><text:span text:style-name="T1">They were both very </text:span><text:span text:style-name="T3"><text:s text:c="3"/>8 <text:s text:c="2"/></text:span><text:s/><text:span text:style-name="T2">．</text:span><text:span text:style-name="T1">Peter put on </text:span>his shoes quickly and was going to run away<text:span text:style-name="T2">．</text:span><text:span text:style-name="T1">Mike stopped him and said</text:span><text:span text:style-name="T2">：”</text:span><text:span text:style-name="T1">It’s </text:span>no use for us<text:span text:style-name="T2">．</text:span><text:span text:style-name="T1">The tiger runs </text:span><text:span text:style-name="T3"><text:s text:c="3"/>9 <text:s text:c="2"/></text:span><text:s/>faster than us<text:span text:style-name="T2">．</text:span><text:span text:style-name="T1">Let’s find a way</text:span><text:span text:style-name="T2">．”“</text:span><text:span text:style-name="T1">It doesn’t </text:span>matter<text:span text:style-name="T2">．”</text:span><text:span text:style-name="T1">said Peter</text:span><text:span text:style-name="T2">．”</text:span><text:span text:style-name="T1">I’m </text:span><text:span text:style-name="T3"><text:s text:c="3"/>10 <text:s text:c="2"/></text:span><text:s/>I'll run faster than you<text:span text:style-name="T2">．”</text:span></text:p>
      <text:p text:style-name="P4"/>
      <text:p text:style-name="P4"/>
      <text:p text:style-name="P4"><text:span text:style-name="T1">1 </text:span><text:span text:style-name="T2">．</text:span><text:span text:style-name="T1">A</text:span><text:span text:style-name="T2">．</text:span><text:span text:style-name="T1">same </text:span><text:tab/>B<text:span text:style-name="T2">．</text:span><text:span text:style-name="T1">different </text:span><text:tab/><text:tab/>C<text:span text:style-name="T2">．</text:span><text:span text:style-name="T1">difference </text:span><text:tab/>D<text:span text:style-name="T2">．</text:span><text:span text:style-name="T1">the same</text:span></text:p>
      <text:p text:style-name="P2"><text:span text:style-name="T1"/></text:p>
      <text:p text:style-name="P4"><text:span text:style-name="T1">2 </text:span><text:span text:style-name="T2">．</text:span><text:span text:style-name="T1">A</text:span><text:span text:style-name="T2">．</text:span><text:span text:style-name="T1">rich </text:span><text:tab/>B<text:span text:style-name="T2">．</text:span><text:span text:style-name="T1">happy </text:span><text:tab/><text:tab/>C<text:span text:style-name="T2">．</text:span><text:span text:style-name="T1">poor </text:span><text:tab/>D<text:span text:style-name="T2">．</text:span><text:span text:style-name="T1">bad</text:span></text:p>
      <text:p text:style-name="P4"/>
      <text:p text:style-name="P4"><text:span text:style-name="T1">3 </text:span><text:span text:style-name="T2">．</text:span><text:span text:style-name="T1">A</text:span><text:span text:style-name="T2">．</text:span><text:span text:style-name="T1">many </text:span><text:tab/>B<text:span text:style-name="T2">．</text:span><text:span text:style-name="T1">lot </text:span><text:tab/><text:tab/>C<text:span text:style-name="T2">．</text:span><text:span text:style-name="T1">any </text:span><text:tab/><text:tab/>D<text:span text:style-name="T2">．</text:span><text:span text:style-name="T1">much</text:span></text:p>
      <text:p text:style-name="P4"/>
      <text:p text:style-name="P4"><text:span text:style-name="T1">4 </text:span><text:span text:style-name="T2">．</text:span><text:span text:style-name="T1">A</text:span><text:span text:style-name="T2">．</text:span><text:span text:style-name="T1">ran </text:span><text:tab/><text:tab/>B<text:span text:style-name="T2">．</text:span><text:span text:style-name="T1">running </text:span><text:tab/><text:tab/>C<text:span text:style-name="T2">．</text:span><text:span text:style-name="T1">run </text:span><text:tab/><text:tab/>D<text:span text:style-name="T2">．</text:span><text:span text:style-name="T1">runs</text:span></text:p>
      <text:p text:style-name="P4"/>
      <text:p text:style-name="P4"><text:span text:style-name="T1">5 </text:span><text:span text:style-name="T2">．</text:span><text:span text:style-name="T1">A</text:span><text:span text:style-name="T2">．</text:span><text:span text:style-name="T1">fast </text:span><text:tab/>B<text:span text:style-name="T2">．</text:span><text:span text:style-name="T1">faster </text:span><text:tab/><text:tab/>C<text:span text:style-name="T2">．</text:span><text:span text:style-name="T1">fastest </text:span><text:tab/><text:tab/>D<text:span text:style-name="T2">．</text:span><text:span text:style-name="T1">best</text:span></text:p>
      <text:p text:style-name="P4"/>
      <text:p text:style-name="P4"><text:span text:style-name="T1">6 </text:span><text:span text:style-name="T2">．</text:span><text:span text:style-name="T1">A</text:span><text:span text:style-name="T2">．</text:span><text:span text:style-name="T1">sun </text:span><text:tab/>B<text:span text:style-name="T2">．</text:span><text:span text:style-name="T1">rain </text:span><text:tab/><text:tab/><text:tab/>C<text:span text:style-name="T2">．</text:span><text:span text:style-name="T1">rained </text:span><text:tab/><text:tab/>D<text:span text:style-name="T2">．</text:span><text:span text:style-name="T1">sunny</text:span></text:p>
      <text:p text:style-name="P4"/>
      <text:p text:style-name="P4"><text:span text:style-name="T1">7 </text:span><text:span text:style-name="T2">．</text:span><text:span text:style-name="T1">A</text:span><text:span text:style-name="T2">．</text:span><text:span text:style-name="T1">fish </text:span><text:tab/>B<text:span text:style-name="T2">．</text:span><text:span text:style-name="T1">to fishing </text:span><text:tab/>C<text:span text:style-name="T2">．</text:span><text:span text:style-name="T1">fishing </text:span><text:tab/><text:tab/>D<text:span text:style-name="T2">．</text:span><text:span text:style-name="T1">fished</text:span></text:p>
      <text:p text:style-name="P4"/>
      <text:p text:style-name="P4"><text:span text:style-name="T1">8 </text:span><text:span text:style-name="T2">．</text:span><text:span text:style-name="T1">A</text:span><text:span text:style-name="T2">．</text:span><text:span text:style-name="T1">happy </text:span><text:tab/>B<text:span text:style-name="T2">．</text:span><text:span text:style-name="T1">afraid </text:span><text:tab/><text:tab/>C<text:span text:style-name="T2">．</text:span><text:span text:style-name="T1">sad </text:span><text:tab/><text:tab/><text:tab/>D<text:span text:style-name="T2">．</text:span><text:span text:style-name="T1">exciting</text:span></text:p>
      <text:p text:style-name="P4"/>
      <text:p text:style-name="P4"><text:span text:style-name="T1">9 </text:span><text:span text:style-name="T2">．</text:span><text:span text:style-name="T1">A</text:span><text:span text:style-name="T2">．</text:span><text:span text:style-name="T1">more </text:span><text:tab/>B<text:span text:style-name="T2">．</text:span><text:span text:style-name="T1">much </text:span><text:tab/><text:tab/>C<text:span text:style-name="T2">．</text:span><text:span text:style-name="T1">many </text:span><text:tab/><text:tab/>D<text:span text:style-name="T2">．</text:span><text:span text:style-name="T1">little</text:span></text:p>
      <text:p text:style-name="P4"/>
      <text:p text:style-name="P4"><text:span text:style-name="T1">10 </text:span><text:span text:style-name="T2">．</text:span><text:span text:style-name="T1">A</text:span><text:span text:style-name="T2">．</text:span><text:span text:style-name="T1">afraid </text:span><text:tab/>B<text:span text:style-name="T2">．</text:span><text:span text:style-name="T1">worried </text:span><text:tab/><text:tab/>C<text:span text:style-name="T2">．</text:span><text:span text:style-name="T1">sure </text:span><text:tab/><text:tab/>D<text:span text:style-name="T2">．</text:span><text:span text:style-name="T1">glad</text:span></text:p>
      <text:p text:style-name="P2"><text:span text:style-name="T1"/></text:p>
      <text:p text:style-name="P2"><text:span text:style-name="T1"/></text:p>
      <text:p text:style-name="P1"><text:soft-page-break/><text:span text:style-name="T1">2- 1D</text:span><text:tab/>2C<text:tab/>3D<text:tab/>4B<text:tab/>5B<text:tab/>6D<text:tab/>7C<text:tab/>8B<text:tab/>9B<text:tab/>10C</text:p>
      <text:p text:style-name="P2"><text:span text:style-name="T1"/></text:p>
      <text:p text:style-name="P2"><text:span text:style-name="T1"/></text:p>
      <text:p text:style-name="P2">3 </text:p>
      <text:p text:style-name="P4"/>
      <text:p text:style-name="P6"><text:span text:style-name="T1">We were going to play a team from a country school .They didn’t come </text:span><text:span text:style-name="T3"><text:s text:c="3"/>1 <text:s text:c="2"/></text:span><text:s/>the match nearly began .They looked <text:span text:style-name="T3"><text:s text:c="3"/>2 <text:s text:c="2"/></text:span><text:s/>than we thought .The wore dirty T-shirts and blue jeans and looked like farm boys .We thought they <text:span text:style-name="T3"><text:s text:c="3"/>3 <text:s text:c="2"/></text:span><text:s/>saw a basketball before .We felt that we didn’t <text:span text:style-name="T3"><text:s text:c="3"/>4 <text:s text:c="2"/></text:span><text:s/>any practice to play with such a team .It was very late so they couldn’t have any time to practice .The match began ,one of our boys <text:span text:style-name="T3"><text:s text:c="3"/>5 <text:s text:c="2"/></text:span><text:s/>the ball and he tried to give it to another one . But from out of nowhere a boy in a T-shirt <text:span text:style-name="T3"><text:s text:c="3"/>6 <text:s text:c="2"/></text:span><text:s/>the ball and he quickly and beautifully got the ball into our basket and had two points .They <text:span text:style-name="T3"><text:s text:c="3"/>7 <text:s text:c="2"/></text:span><text:s/>us .They had another two points in a minute .Soon it was all over .The country team <text:span text:style-name="T3"><text:s text:c="3"/>8 <text:s text:c="2"/></text:span><text:s/>the match .Of course we knew that there was still another team <text:span text:style-name="T3"><text:s text:c="3"/>9 <text:s text:c="2"/></text:span><text:s/>than any good team .But the important lesson we learn this time was : One can’t tell a man or a team by the <text:span text:style-name="T3"><text:s text:c="3"/>10 <text:s text:c="2"/></text:span><text:s/>.</text:p>
      <text:p text:style-name="P4"/>
      <text:p text:style-name="P4"><text:span text:style-name="T2">（）</text:span><text:span text:style-name="T1">1 </text:span><text:span text:style-name="T2">、</text:span><text:span text:style-name="T1">A. when </text:span><text:tab/><text:tab/>B. so <text:tab/><text:tab/>C. until <text:tab/><text:tab/>D. at</text:p>
      <text:p text:style-name="P4"/>
      <text:p text:style-name="P4"><text:span text:style-name="T2">（）</text:span><text:span text:style-name="T1">2 </text:span><text:span text:style-name="T2">、</text:span><text:span text:style-name="T1">A. stronger </text:span><text:tab/><text:tab/>B. younger <text:tab/><text:tab/>C. worse <text:tab/><text:soft-page-break/><text:tab/>D. better</text:p>
      <text:p text:style-name="P1"><text:span text:style-name="T1"/></text:p>
      <text:p text:style-name="P1"><text:span text:style-name="T1"/></text:p>
      <text:p text:style-name="P1"><text:span text:style-name="T2">（）</text:span><text:span text:style-name="T1">3 </text:span><text:span text:style-name="T2">、</text:span><text:span text:style-name="T1">A. never </text:span><text:tab/><text:tab/>B. often <text:tab/><text:tab/>C. sometimes <text:tab/><text:tab/>D. always</text:p>
      <text:p text:style-name="P4"/>
      <text:p text:style-name="P4"><text:span text:style-name="T2">（）</text:span><text:span text:style-name="T1">4 </text:span><text:span text:style-name="T2">、</text:span><text:span text:style-name="T1">A. have </text:span><text:tab/><text:tab/>B. make <text:tab/><text:tab/>C. use <text:tab/><text:tab/>D. need</text:p>
      <text:p text:style-name="P4"/>
      <text:p text:style-name="P4"><text:span text:style-name="T2">（）</text:span><text:span text:style-name="T1">5 </text:span><text:span text:style-name="T2">、</text:span><text:span text:style-name="T1">A. got </text:span><text:tab/><text:tab/>B. played <text:tab/><text:tab/>C. took <text:tab/><text:tab/>D .carried</text:p>
      <text:p text:style-name="P4"/>
      <text:p text:style-name="P4"><text:span text:style-name="T2">（）</text:span><text:span text:style-name="T1">6 </text:span><text:span text:style-name="T2">、</text:span><text:span text:style-name="T1">A. caught </text:span><text:tab/><text:tab/>B. changed <text:tab/><text:tab/>C. held <text:tab/><text:tab/>D. stopped</text:p>
      <text:p text:style-name="P4"/>
      <text:p text:style-name="P4"><text:span text:style-name="T2">（）</text:span><text:span text:style-name="T1">7 </text:span><text:span text:style-name="T2">、</text:span><text:span text:style-name="T1">A. surprised </text:span><text:tab/><text:tab/>B. frightened <text:tab/>C. admired <text:tab/>D. smiled</text:p>
      <text:p text:style-name="P4"/>
      <text:p text:style-name="P4"><text:span text:style-name="T2">（）</text:span><text:span text:style-name="T1">8 </text:span><text:span text:style-name="T2">、</text:span><text:span text:style-name="T1">A. lost </text:span><text:tab/><text:tab/>B. won <text:tab/><text:tab/>C. got <text:tab/><text:tab/>D. had</text:p>
      <text:p text:style-name="P4"/>
      <text:p text:style-name="P4"><text:span text:style-name="T2">（）</text:span><text:span text:style-name="T1">9 </text:span><text:span text:style-name="T2">、</text:span><text:span text:style-name="T1">A. worse </text:span><text:tab/>B. less <text:tab/><text:tab/>C. better . <text:tab/>D more</text:p>
      <text:p text:style-name="P4"/>
      <text:list xml:id="list888726919536701532" text:style-name="L1">
        <text:list-item>
          <text:p text:style-name="P5"><text:span text:style-name="T2">、</text:span><text:span text:style-name="T1">A. T-shirt </text:span><text:tab/>B. appearance <text:tab/>C. name <text:tab/>D. points</text:p>
        </text:list-item>
      </text:list>
      <text:p text:style-name="P1"><text:span text:style-name="T1"/></text:p>
      <text:p text:style-name="P1"><text:span text:style-name="T1">3- 1C</text:span><text:tab/>2C<text:tab/>3A<text:tab/>4D<text:tab/>5A<text:tab/>6A<text:tab/>7A<text:tab/>8B<text:tab/>9C<text:tab/>10B</text:p>
      <text:p text:style-name="P1"><text:span text:style-name="T1"/></text:p>
      <text:p text:style-name="P1"><text:span text:style-name="T1"/></text:p>
      <text:p text:style-name="P1"><text:span text:style-name="T1">4 </text:span><text:span text:style-name="T2">、初二完形填空练习题</text:span></text:p>
      <text:p text:style-name="P1"/>
      <text:p text:style-name="P1"><text:span text:style-name="T1">Mary has some friends. 1 Betty, Peter, Alice 2 Mike. Mary is the oldest 3 . Betty </text:span>is thirteen years 4 . She is younger than Mary and older than Peter. Alice is nice and Mike is seven.</text:p>
      <text:p text:style-name="P1"/>
      <text:p text:style-name="P1"><text:span text:style-name="T1">Betty and Peter are 5 runners. But Peter runs faster. Mary </text:span><text:soft-page-break/><text:span text:style-name="T1">and Betty like to 6 . </text:span>Mary plays better than Betty. Alice sings 7 of them. Mary and Betty study in a middle school. Alice and Mike study in a primary school. They 8 work hard at school. But Betty works 9 . Her handwriting is good, 10 .</text:p>
      <text:p text:style-name="P1"/>
      <text:p text:style-name="P2">( )1. A. They are B. It isC. There are D. We are</text:p>
      <text:p text:style-name="P1"/>
      <text:p text:style-name="P2">( )2. A. but B. orC. them D. and</text:p>
      <text:p text:style-name="P1"/>
      <text:p text:style-name="P2">( )3. A. in the five B . of fiveC. of the five D. for the five</text:p>
      <text:p text:style-name="P1"/>
      <text:p text:style-name="P2">( )4. A. older B. oldC. oldest D. very old</text:p>
      <text:p text:style-name="P1"/>
      <text:p text:style-name="P2">( )5. A. best B. betterC. well D. good</text:p>
      <text:p text:style-name="P1"/>
      <text:p text:style-name="P2">( )6. A. play basketball B. play a basketball</text:p>
      <text:p text:style-name="P1"/>
      <text:p text:style-name="P2">C. play the basketball D. play basketballs</text:p>
      <text:p text:style-name="P1"/>
      <text:p text:style-name="P2">( )7. A. good B. betterC. best D. well</text:p>
      <text:p text:style-name="P1"/>
      <text:p text:style-name="P2">( )8. A. six B. allC. four D. both</text:p>
      <text:p text:style-name="P1"/>
      <text:p text:style-name="P2">( )9. A. hard B. harderC. very hard D. hardest</text:p>
      <text:p text:style-name="P1"/>
      <text:p text:style-name="P2">( )10. A. too B. twoC. at D. also</text:p>
      <text:p text:style-name="P1"/>
      <text:p text:style-name="P1"><text:span text:style-name="T1">4</text:span><text:span text:style-name="T2">、</text:span><text:span text:style-name="T1">A D C B D A C B D A</text:span></text:p>
      <text:p text:style-name="P1"/>
      <text:p text:style-name="P1"><text:span text:style-name="T1">5 </text:span><text:span text:style-name="T2">、</text:span><text:span text:style-name="T1">Perhaps you have heard _1 __about the Internet, but what is it?</text:span></text:p>
      <text:p text:style-name="P1"/>
      <text:p text:style-name="P1"><text:span text:style-name="T1">The Internet is many different networks around the world. A network is a group </text:span>of computers put together. These <text:soft-page-break/>networks joined together are called the Internet.</text:p>
      <text:p text:style-name="P1"/>
      <text:p text:style-name="P1"><text:span text:style-name="T1">_2 that doesn't sound interesting. But _3 we've joined the Internet, there are 4 </text:span>things we can do. We can have a lot of 5 on the World Web.(www). We can use the Internet instead of a library to 6 all kinds of information 7 our favorite sports or film stars and do shopping on the Internet. We can send message to other people 8 e-mail. It's much cheaper and quicker than 9 our friends or sending a letter.</text:p>
      <text:p text:style-name="P1"/>
      <text:p text:style-name="P1"><text:span text:style-name="T1">Thanks to the Internet, the world is becoming smaller and smaller. People can </text:span>now work at home with a computer in front, getting and sending the information they need. They can buy or sell whatever they want by the Internet. But do you know 98% of the information is 10 English? So what will English be like tomorrow?</text:p>
      <text:p text:style-name="P1"/>
      <text:p text:style-name="P2">1. A. a lot of B. a lot C. a few D. a little of</text:p>
      <text:p text:style-name="P1"/>
      <text:p text:style-name="P2">2. A. May B. But C. And D. Maybe</text:p>
      <text:p text:style-name="P1"/>
      <text:p text:style-name="P2">3. A. where B. when C. however D. although</text:p>
      <text:p text:style-name="P1"/>
      <text:p text:style-name="P2">4. A. lots of B. a lot C. much D. few</text:p>
      <text:p text:style-name="P1"/>
      <text:p text:style-name="P2">5. A. interesting B. friends C. interest D. funny</text:p>
      <text:p text:style-name="P1"/>
      <text:p text:style-name="P2">6. A. find B. look for C. find out D. look after</text:p>
      <text:p text:style-name="P1"/>
      <text:p text:style-name="P2">7. A. with B. for C. on D. about</text:p>
      <text:p text:style-name="P1"/>
      <text:p text:style-name="P2">8. A. with B. by C. on D. for</text:p>
      <text:p text:style-name="P1"><text:soft-page-break/></text:p>
      <text:p text:style-name="P2">9. A. call B. called C. calls D. calling</text:p>
      <text:p text:style-name="P1"/>
      <text:p text:style-name="P2">10. A. on B. with C. in D. for</text:p>
      <text:p text:style-name="P1"/>
      <text:p text:style-name="P2">1.B 2.D 3.B 4.A 5.C 6.A 7.D 8.B 9.D 10.C</text:p>
      <text:p text:style-name="P1"/>
      <text:p text:style-name="P1"><text:span text:style-name="T1">6 </text:span><text:span text:style-name="T2">、 </text:span><text:span text:style-name="T1">Life in the year 3044 is very different 46 life in the 21st century. We still do </text:span>many of the things you did, but we do them 47 . For example, we now have e-friends to help us and keep us company. An e-friend is a machine that looks just 48 a human being. It can walk and talk and can do almost 49 we human beings do. My e-friend is a lot like me and we have 50 fun together. She helps me 51 my homework and we often go swimming. She is programmed to take care of me if anything 52 , so I always feel safe when we are together. She can also send me messages, just like old-fashioned e-mail, and I can download information from her memory. It’s great 53 an e-friend – I am never lonely and I always have someone to talk 54 .</text:p>
      <text:p text:style-name="P1"/>
      <text:p text:style-name="P1"><text:span text:style-name="T1">I would like to tell you more about life in the year 3044, but I have to send my e-</text:span>friend to clean up my room. Maybe 55 I will be able to travel back in time and visit you.</text:p>
      <text:p text:style-name="P1"/>
      <text:p text:style-name="P2">46. A. of B. from C. in D. with</text:p>
      <text:p text:style-name="P1"/>
      <text:p text:style-name="P2">47. A. different B. difference C. differently D. differences</text:p>
      <text:p text:style-name="P1"/>
      <text:p text:style-name="P2">48. A. like B. for C. at D. up</text:p>
      <text:p text:style-name="P1"/>
      <text:p text:style-name="P2">49. A. something B. anything C. nothing D. everything</text:p>
      <text:p text:style-name="P1"/>
      <text:p text:style-name="P2"><text:soft-page-break/>50. A. many B. a number of C. a lot of D. the number of</text:p>
      <text:p text:style-name="P1"/>
      <text:p text:style-name="P2">51. A. with B. at C. on D. doing</text:p>
      <text:p text:style-name="P1"/>
      <text:p text:style-name="P2">52. A. will happen B. happens C. happened D. is going to happen</text:p>
      <text:p text:style-name="P1"/>
      <text:p text:style-name="P2">53. A. have B. having C. to have D. has</text:p>
      <text:p text:style-name="P1"/>
      <text:p text:style-name="P2">54. A. to B. about C. with D. Both A and C</text:p>
      <text:p text:style-name="P1"/>
      <text:p text:style-name="P2">55. A. one day B. in one day C. after one day D. with one day</text:p>
      <text:p text:style-name="P1"/>
      <text:p text:style-name="P2">46-50 BCADC 51-55 ABCDA</text:p>
      <text:p text:style-name="P1"/>
      <text:p text:style-name="P1"><text:span text:style-name="T1">7 </text:span><text:span text:style-name="T2">、</text:span><text:span text:style-name="T1">A generous gap(</text:span><text:span text:style-name="T2">代沟</text:span><text:span text:style-name="T1">) has become a serious problem. I read a 1 about it in </text:span>the newspaper. Some children have killed themselves after 2 with parents. I think this is because they don’t often have a talk with each other. Parents now 3 more time in the office, 4 they don’t have much time to stay with their children. As times passes, they both feel that they don’t have the __5 topic(<text:span text:style-name="T2">题目</text:span><text:span text:style-name="T1">) to talk </text:span>about. I want to tell parents to be more with your 6 , get to know them and 7 them. And for children, show your 8 to your parents. They are the people who love you. So 9 them your thoughts. In this way, you 10 have a better understanding of each other.</text:p>
      <text:p text:style-name="P1"/>
      <text:p text:style-name="P2">( ) 1.A. message B. call C. report D. letter</text:p>
      <text:p text:style-name="P1"/>
      <text:p text:style-name="P2">( ) 2. A. talk B. argue C. fight D. play</text:p>
      <text:p text:style-name="P1"/>
      <text:p text:style-name="P2">( ) 3. A. spend B. stay C. work D. have</text:p>
      <text:p text:style-name="P1"/>
      <text:p text:style-name="P2"><text:soft-page-break/>( ) 4. A. because B. if C. but D. so</text:p>
      <text:p text:style-name="P1"/>
      <text:p text:style-name="P2">( ) 5. A. interesting B. same C. true D. good</text:p>
      <text:p text:style-name="P1"/>
      <text:p text:style-name="P2">( ) 6. A. business B. children C. work D. office</text:p>
      <text:p text:style-name="P1"/>
      <text:p text:style-name="P2">( ) 7. A. get on well with B. look after C. understand D. love</text:p>
      <text:p text:style-name="P1"/>
      <text:p text:style-name="P2">( ) 8. A. interest B. secret C. trouble D. feelings</text:p>
      <text:p text:style-name="P1"/>
      <text:p text:style-name="P2">( ) 9. A. tell B. ask C. answer D. say</text:p>
      <text:p text:style-name="P1"/>
      <text:p text:style-name="P2">( ) 10. A. can B. should C. must D. would</text:p>
      <text:p text:style-name="P1"/>
      <text:p text:style-name="P2">CBADB BADAD</text:p>
      <text:p text:style-name="P1"/>
      <text:p text:style-name="P1"><text:span text:style-name="T1">8 </text:span><text:span text:style-name="T2">、</text:span><text:span text:style-name="T1">Grandma Li lived alone in an old building. She was old and didn’t like noise </text:span>at all. The young man and woman 46 always made much noise every night, so she couldn’t 47 .When the young man and woman moved out of the building, Grandma Li was very 48 . Another young man moved in and Grandma Li thought, “Well, he 49 .”</text:p>
      <text:p text:style-name="P1"/>
      <text:p text:style-name="P1"><text:span text:style-name="T1">But at three o’clock the next morning, when Grandma Li 50 , some noise 51 . </text:span>She 52 carefully. It was a dog. She thought, “There wasn’t any dog here before. It 53 be the young man’s.” She 54 him and telephoned the young man at once. Before the young man could say something, she stopped the call.</text:p>
      <text:p text:style-name="P1"/>
      <text:p text:style-name="P1"><text:span text:style-name="T1">Nothing more happened 55 four o’clock. Then Grandma Li’s telephone rang. </text:span>When she answered the phone, she heard, “I’m the man upstairs. I’m sorry to trouble you, but I want to tell you I don’t have a dog at all!”</text:p>
      <text:p text:style-name="P1"><text:soft-page-break/></text:p>
      <text:p text:style-name="P2">46. A. upstairs B. up C. above D. higher</text:p>
      <text:p text:style-name="P1"/>
      <text:p text:style-name="P2">47. A. get to sleep B. sleeps C. slept D. falls asleep</text:p>
      <text:p text:style-name="P1"/>
      <text:p text:style-name="P2">48. A. sad B. pleased C. surprised D. worried</text:p>
      <text:p text:style-name="P1"/>
      <text:p text:style-name="P2">49. A. looked quiet B. looks quiet C. looked quite D. looks quite</text:p>
      <text:p text:style-name="P1"/>
      <text:p text:style-name="P2">50. A. was sleeping B. was falling asleep C. slept D. was getting to sleep</text:p>
      <text:p text:style-name="P1"/>
      <text:p text:style-name="P2">51. A. woke her up B. waked she up C. woke up her D. waked up she</text:p>
      <text:p text:style-name="P1"/>
      <text:p text:style-name="P2">52. A. heard B. listened C. was hearing D. listened to</text:p>
      <text:p text:style-name="P1"/>
      <text:p text:style-name="P2">53. A. can B. may C. must D. could</text:p>
      <text:p text:style-name="P1"/>
      <text:p text:style-name="P2">54. A. angry with B. angrier with C. is angry with D. was angry with</text:p>
      <text:p text:style-name="P1"/>
      <text:p text:style-name="P2">55. A. when B. after C. at D. until</text:p>
      <text:p text:style-name="P1"/>
      <text:p text:style-name="P2">46-50 AABBA 51-55 ABCDD</text:p>
      <text:p text:style-name="P1"/>
      <text:p text:style-name="P1"><text:span text:style-name="T1">9 </text:span><text:span text:style-name="T2">、</text:span><text:span text:style-name="T1">The difference between life in one country and in 1 is quite </text:span><text:span text:style-name="T1">often 2</text:span></text:p>
      <text:p text:style-name="P1"/>
      <text:p text:style-name="P2">the difference between city life and village life in 3 country. In an</text:p>
      <text:p text:style-name="P1"/>
      <text:p text:style-name="P2">English 4 everybody 5 everybody else; they know what time you get up,</text:p>
      <text:p text:style-name="P1"><text:soft-page-break/></text:p>
      <text:p text:style-name="P2">what time you go to bed and what you usually have 6 dinner. If you want any</text:p>
      <text:p text:style-name="P1"/>
      <text:p text:style-name="P2">help, you will always 7 it and be glad to help 8 in return. In a large</text:p>
      <text:p text:style-name="P1"/>
      <text:p text:style-name="P2">city 9 London, there are many things to see and many places to go to. 10</text:p>
      <text:p text:style-name="P1"/>
      <text:p text:style-name="P1"><text:span text:style-name="T1">people often do not know each other 11 . It 12 happens that you have 13 seen </text:span>your next-door neighbor, don’t know his name or 14 about him. People living in London are often very 15 , particularly 16 . This is because the people who they are with all day are scattered over large areas in the evenings and</text:p>
      <text:p text:style-name="P1"/>
      <text:p text:style-name="P1"><text:span text:style-name="T1">weekends. 17 you walk 18 the street in London on a Sunday, it is almost like an </text:span>empty town. One is 19 for old people who do not live with their 20</text:p>
      <text:p text:style-name="P1"/>
      <text:p text:style-name="P2">and have no work to go to during the day.</text:p>
      <text:p text:style-name="P1"/>
      <text:p text:style-name="P2">1. A. other B. others C. the other D. another</text:p>
      <text:p text:style-name="P1"/>
      <text:p text:style-name="P2">2. A. not so big as B. so big as C. isn’t so big as D. as big as</text:p>
      <text:p text:style-name="P1"/>
      <text:p text:style-name="P2">3. A. same B. the same C. different D. different</text:p>
      <text:p text:style-name="P1"/>
      <text:p text:style-name="P2">4. A. village B. town C. city D. country</text:p>
      <text:p text:style-name="P1"/>
      <text:p text:style-name="P2">5. A. needs B. knows C. helps D calls</text:p>
      <text:p text:style-name="P1"/>
      <text:p text:style-name="P2">6. A. at B. for C. in D. with</text:p>
      <text:p text:style-name="P1"><text:soft-page-break/></text:p>
      <text:p text:style-name="P2">7. A. get B. take C. bring D. pay</text:p>
      <text:p text:style-name="P1"/>
      <text:p text:style-name="P2">8. A. any other B. any C. anyone else D. any people</text:p>
      <text:p text:style-name="P1"/>
      <text:p text:style-name="P2">9. A. like B. as C. of D. in</text:p>
      <text:p text:style-name="P1"/>
      <text:p text:style-name="P2">10. A. So B. Then C. Though D. But</text:p>
      <text:p text:style-name="P1"/>
      <text:p text:style-name="P2">11. A. good B. well C. better D. best</text:p>
      <text:p text:style-name="P1"/>
      <text:p text:style-name="P2">12. A. sometimes B. some times C. some time</text:p>
      <text:p text:style-name="P1"/>
      <text:p text:style-name="P2">D. sometime</text:p>
      <text:p text:style-name="P1"/>
      <text:p text:style-name="P2">13. A. ever B. had C. never D. been</text:p>
      <text:p text:style-name="P1"/>
      <text:p text:style-name="P2">14. A. something B. nothing C. everything D. anything</text:p>
      <text:p text:style-name="P1"/>
      <text:p text:style-name="P2">15. A. lonely B. happy C. angry D. tired</text:p>
      <text:p text:style-name="P1"/>
      <text:p text:style-name="P2">16. A. before work B. at work C. after work D. by work</text:p>
      <text:p text:style-name="P1"/>
      <text:p text:style-name="P2">17. A. If B. After C. Before D. Because</text:p>
      <text:p text:style-name="P1"/>
      <text:p text:style-name="P2">18. A. in B. through C. to D. across</text:p>
      <text:p text:style-name="P1"/>
      <text:p text:style-name="P2">19. A. lucky B. happy C. surprised D. sorry</text:p>
      <text:p text:style-name="P1"/>
      <text:p text:style-name="P2">20. A. daughters B. sons C. children D. people</text:p>
      <text:p text:style-name="P1"/>
      <text:p text:style-name="P2">DABAB, BACAD, BACDA, CABDC</text:p>
      <text:p text:style-name="P1"/>
      <text:p text:style-name="P1"><text:span text:style-name="T1">10 </text:span><text:span text:style-name="T2">、</text:span><text:span text:style-name="T1">Have you ever asked yourself why children go to school? </text:span><text:soft-page-break/><text:span text:style-name="T1">You may 1 they </text:span>go to learn languages, P.E., history, science and all other 2 . But why do they learn these things?</text:p>
      <text:p text:style-name="P1"/>
      <text:p text:style-name="P1"><text:span text:style-name="T1">We send our children to school to prepare them for the time 3 they will grow up </text:span>and will begin to work for 4 . Nearly everything they study at school has some practical use in their life. But is that the 5 reason why they go to school?</text:p>
      <text:p text:style-name="P1"/>
      <text:p text:style-name="P1"><text:span text:style-name="T1">There is more in education than just 6 facts. We go to school above all to learn </text:span>how to learn, so that then we have left school we can 7 to learn. A man who really knows how to learn will always be successful, because whenever he has to do something new which he has never had to do 8 he will rapidly teach himself how to do it 9 the best way. The uneducated person, on the other hand, is 10 unable to do something new, or does it badly. The purpose of school, therefore, is not to teach languages, math, geography, etc, but to teach pupils the way to learn.</text:p>
      <text:p text:style-name="P1"/>
      <text:p text:style-name="P2">( ) 1. A. speak B. tell C. say D. talk</text:p>
      <text:p text:style-name="P1"/>
      <text:p text:style-name="P2">( ) 2. A. matters B. subjects C. math D. physics</text:p>
      <text:p text:style-name="P1"/>
      <text:p text:style-name="P2">( ) 3. A. while B. when C. which D. where</text:p>
      <text:p text:style-name="P1"/>
      <text:p text:style-name="P2">( ) 4. A. oneself B. they C. them D. themselves</text:p>
      <text:p text:style-name="P1"/>
      <text:p text:style-name="P2">( ) 5. A. only B. nearly C . lone D. alone</text:p>
      <text:p text:style-name="P1"/>
      <text:p text:style-name="P2">( ) 6. A. study B. studied C. learning D. learn</text:p>
      <text:p text:style-name="P1"/>
      <text:p text:style-name="P2">( ) 7. A. make B. keep C. keep on D. go on</text:p>
      <text:p text:style-name="P1"/>
      <text:p text:style-name="P2"><text:soft-page-break/>( ) 8. A. later B. ago C. then D. /</text:p>
      <text:p text:style-name="P1"/>
      <text:p text:style-name="P2">( ) 9. A. from B. in C. with D. on</text:p>
      <text:p text:style-name="P1"/>
      <text:p text:style-name="P2">( ) 10. A. either B. neither C. other D. nor</text:p>
      <text:p text:style-name="P1"/>
      <text:p text:style-name="P2">1-5 CBBDA 6-10 CDDB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1"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32S</meta:editing-duration>
    <meta:editing-cycles>5</meta:editing-cycles>
    <meta:generator>OpenOffice/4.1.15$Win32 OpenOffice.org_project/4115m2$Build-9813</meta:generator>
    <dc:date>2025-11-09T13:05:01.86</dc:date>
    <meta:document-statistic meta:table-count="0" meta:image-count="0" meta:object-count="0" meta:page-count="15" meta:paragraph-count="155" meta:word-count="2977" meta:character-count="13378"/>
    <meta:user-defined meta:name="Info 1"/>
    <meta:user-defined meta:name="Info 2"/>
    <meta:user-defined meta:name="Info 3"/>
    <meta:user-defined meta:name="Info 4"/>
  </office:meta>
</office:document-meta>
</file>